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164843" officeooo:paragraph-rsid="001bebd9"/>
    </style:style>
    <style:style style:name="P2" style:family="paragraph" style:parent-style-name="Standard">
      <style:text-properties fo:language="ca" fo:country="ES" officeooo:rsid="0016c1b2" officeooo:paragraph-rsid="001bebd9"/>
    </style:style>
    <style:style style:name="P3" style:family="paragraph" style:parent-style-name="Standard">
      <style:text-properties fo:language="ca" fo:country="ES" officeooo:rsid="0015c258" officeooo:paragraph-rsid="001bebd9"/>
    </style:style>
    <style:style style:name="P4" style:family="paragraph" style:parent-style-name="Text_20_body">
      <style:text-properties fo:language="ca" fo:country="ES" officeooo:rsid="0015c258" officeooo:paragraph-rsid="001bebd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1bebd9"/>
    </style:style>
    <style:style style:name="P6" style:family="paragraph" style:parent-style-name="Text_20_body" style:list-style-name="L1">
      <style:text-properties officeooo:paragraph-rsid="001bebd9"/>
    </style:style>
    <style:style style:name="P7" style:family="paragraph" style:parent-style-name="Text_20_body">
      <style:text-properties officeooo:paragraph-rsid="001bebd9"/>
    </style:style>
    <style:style style:name="T1" style:family="text">
      <style:text-properties officeooo:rsid="0016c1b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r Mohammed Salah</text:p>
      <text:p text:style-name="P4"><text:span text:style-name="Strong_20_Emphasis">Soci N.º 342</text:span><text:line-break/>Carrer de la Constitució, 15<text:line-break/>0770<text:span text:style-name="T1">8</text:span> Maó</text:p>
      <text:p text:style-name="P7">Benvolgut/da soci/a,</text:p>
      <text:p text:style-name="P7">Us convoquem a la propera reunió del <text:span text:style-name="Strong_20_Emphasis">Club Marítim de Maó</text:span>, que tindrà lloc el següent dia i hora:</text:p>
      <text:p text:style-name="P7"><text:span text:style-name="Strong_20_Emphasis">Dia</text:span>: 25 de novembre de 2024<text:line-break/><text:span text:style-name="Strong_20_Emphasis">Hora</text:span>: 20:00h<text:line-break/><text:span text:style-name="Strong_20_Emphasis">Lloc</text:span>: Sala d’actes del <text:span text:style-name="Strong_20_Emphasis">Club Marítim de Maó</text:span>, Moll de Llevant, s/n, 07701 Maó</text:p>
      <text:p text:style-name="P7"><text:span text:style-name="Strong_20_Emphasis">Ordre del dia</text:span>:</text:p>
      <text:list text:style-name="L1">
        <text:list-item>
          <text:p text:style-name="P5">Lectura i aprovació de l’acte de la sessió anterior.</text:p>
        </text:list-item>
        <text:list-item>
          <text:p text:style-name="P5">Presentació de nous projectes d’inversió i els seus mètodes de finançament.</text:p>
        </text:list-item>
        <text:list-item>
          <text:p text:style-name="P5">Activitats especials per als socis.</text:p>
        </text:list-item>
        <text:list-item>
          <text:p text:style-name="P6">Torn de paraules.</text:p>
        </text:list-item>
      </text:list>
      <text:p text:style-name="P7">Esperem la vostra assistència i participació.</text:p>
      <text:p text:style-name="P3"/>
      <text:p text:style-name="P3"><text:span text:style-name="T1">[</text:span>f<text:span text:style-name="T1">irma]</text:span></text:p>
      <text:p text:style-name="P3"/>
      <text:p text:style-name="P3"><text:tab/></text:p>
      <text:p text:style-name="P2">Iker Casillas</text:p>
      <text:p text:style-name="P3">President del Club Marítim de Maó</text:p>
      <text:p text:style-name="P3"/>
      <text:p text:style-name="P1"><text:span text:style-name="T1">30</text:span>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1:35:37.479265735</meta:creation-date>
    <dc:date>2024-11-22T11:36:07.702591094</dc:date>
    <meta:editing-duration>PT30S</meta:editing-duration>
    <meta:editing-cycles>1</meta:editing-cycles>
    <meta:document-statistic meta:table-count="0" meta:image-count="0" meta:object-count="0" meta:page-count="1" meta:paragraph-count="16" meta:word-count="111" meta:character-count="622" meta:non-whitespace-character-count="529"/>
    <meta:generator>LibreOffice/24.2.6.2$Linux_X86_64 LibreOffice_project/420$Build-2</meta:generator>
  </office:meta>
</office:document-meta>
</file>